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9976"/>
    </style:style>
    <style:style style:name="P2" style:family="paragraph" style:parent-style-name="Standard">
      <style:text-properties officeooo:paragraph-rsid="001d99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ile_texte" text:name="file_texte"/>
        <text:user-field-decl office:value-type="string" office:string-value="file_texte_multiple" text:name="file_texte_multiple"/>
        <text:user-field-decl office:value-type="string" office:string-value="texte_projet" text:name="texte_projet"/>
      </text:user-field-decls>
      <text:p text:style-name="P1"><text:user-field-get text:name="file_texte_multiple">file_texte_multiple</text:user-field-get></text:p>
      <text:p text:style-name="P1"/>
      <text:p text:style-name="P1"><text:user-field-get text:name="file_texte">file_texte</text:user-field-get></text:p>
      <text:p text:style-name="P1"/>
      <text:p text:style-name="P1"><text:user-field-get text:name="texte_projet">texte_projet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18:40:38.118307155</dc:date>
    <meta:editing-duration>PT1M18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3" meta:character-count="41" meta:non-whitespace-character-count="41"/>
  </office:meta>
</office:document-meta>
</file>